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/>
    </style:style>
    <style:style style:name="P2" style:family="paragraph" style:parent-style-name="Footer">
      <style:paragraph-properties fo:text-align="center" style:justify-single-word="false"/>
      <style:text-properties officeooo:rsid="000bf543" officeooo:paragraph-rsid="000bf543"/>
    </style:style>
    <style:style style:name="P3" style:family="paragraph" style:parent-style-name="Header">
      <style:text-properties officeooo:rsid="000bf543" officeooo:paragraph-rsid="000bf543"/>
    </style:style>
    <style:style style:name="P4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officeooo:paragraph-rsid="000bf543" style:font-name-complex="Georgia"/>
    </style:style>
    <style:style style:name="T1" style:family="text">
      <style:text-properties officeooo:rsid="001773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Man Behind The Curtain</text:p>
      <text:p text:style-name="P4"/>
      <text:p text:style-name="P4">Once upon a time, there was a man who lived behind a curtain.</text:p>
      <text:p text:style-name="P4"/>
      <text:p text:style-name="P4">It wasn't anything out of the ordinary, he just didn't want to be seen by anyone.</text:p>
      <text:p text:style-name="P4"/>
      <text:p text:style-name="P4">George was his name, and he didn't have any friends. So no one wanted to see him to begin with. However, George didn't know this.</text:p>
      <text:p text:style-name="P4"/>
      <text:p text:style-name="P4">It wasn't that he hated people, he just disliked them. A lot.</text:p>
      <text:p text:style-name="P4"/>
      <text:p text:style-name="P4">One day, as George was going about his daily routine which consisted of looking out the window of his small one bedroom apartment, George noticed a piece of paper on the ground outside.</text:p>
      <text:p text:style-name="P4"/>
      <text:p text:style-name="P4">Outside. George panicked. He wanted desperately to find out <text:span text:style-name="T1">what</text:span> the piece of paper said, but wasn't sure he wanted to actually go outside.</text:p>
      <text:p text:style-name="P4"/>
      <text:p text:style-name="P4">It was a simple yes/no option. Would he go outside or not?</text:p>
      <text:p text:style-name="P4"/>
      <text:p text:style-name="P4">Putting on his coat, George headed towards the door.</text:p>
      <text:p text:style-name="P4"/>
      <text:p text:style-name="P4">Taking a step outside, he looked around. No one seemed to notice him. That was good enough.</text:p>
      <text:p text:style-name="P4"/>
      <text:p text:style-name="P4">George walked out into the middle of the street and picked up the piece of paper. It read:</text:p>
      <text:p text:style-name="P4"/>
      <text:p text:style-name="P4">That wasn't so bad now was it? Next time, say hi to someone.</text:p>
      <text:p text:style-name="P4"/>
      <text:p text:style-name="P4">George ran back inside and locked his door. He was in a panic. Not knowing if he would ever step outside again, George braced himself for the worst. If he had to, he would die alone in his apartment.</text:p>
      <text:p text:style-name="P4"/>
      <text:p text:style-name="P4">The En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bf543" officeooo:paragraph-rsid="000bf543"/>
    </style:style>
    <style:style style:name="MP2" style:family="paragraph" style:parent-style-name="Footer">
      <style:paragraph-properties fo:text-align="center" style:justify-single-word="false"/>
      <style:text-properties officeooo:rsid="000bf543" officeooo:paragraph-rsid="000bf54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DreamSense.COM</text:p>
      </style:header>
      <style:footer>
        <text:p text:style-name="MP2">Kyle Eggleston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5T20:33:48.584000000</meta:creation-date>
    <dc:date>2024-02-15T20:34:23.523000000</dc:date>
    <meta:editing-duration>PT35S</meta:editing-duration>
    <meta:editing-cycles>1</meta:editing-cycles>
    <meta:document-statistic meta:table-count="0" meta:image-count="0" meta:object-count="0" meta:page-count="1" meta:paragraph-count="17" meta:word-count="242" meta:character-count="1281" meta:non-whitespace-character-count="1056"/>
    <meta:generator>LibreOffice/7.6.4.1$Windows_X86_64 LibreOffice_project/e19e193f88cd6c0525a17fb7a176ed8e6a3e2aa1</meta:generator>
  </office:meta>
</office:document-meta>
</file>